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  <style:paragraph-properties style:writing-mode="lr-tb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textarea-vertical-align="middle" fo:min-height="2.095cm"/>
      <style:paragraph-properties style:writing-mode="lr-tb"/>
    </style:style>
    <style:style style:name="pr6" style:family="presentation" style:parent-style-name="Default-outline1">
      <style:graphic-properties fo:min-height="12.102cm"/>
      <style:paragraph-properties style:writing-mode="lr-tb"/>
    </style:style>
    <style:style style:name="pr7" style:family="presentation" style:parent-style-name="Default-notes">
      <style:graphic-properties draw:fill-color="#ffffff" fo:min-height="11.381cm"/>
      <style:paragraph-properties style:writing-mode="lr-tb"/>
    </style:style>
    <style:style style:name="pr8" style:family="presentation" style:parent-style-name="Default-title">
      <style:graphic-properties fo:min-height="2.095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6" style:family="paragraph">
      <style:paragraph-properties fo:margin-left="0cm" fo:margin-right="0cm" fo:margin-top="1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4" style:family="text">
      <style:text-properties fo:color="#000080" fo:font-size="26pt" fo:language="en" fo:country="US" fo:font-style="italic" style:text-underline-style="solid" style:text-underline-width="auto" style:text-underline-color="font-color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5" style:family="text">
      <style:text-properties fo:color="#000080"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80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8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color="#808080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Liberation Mono1"/>
    </style:style>
    <style:style style:name="T13" style:family="text">
      <style:text-properties fo:color="#000080" style:font-name="Liberation Mono1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view of Agile Value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According to the Agile Alliance</text:p>
            <text:p/>
            <text:p><text:span text:style-name="T2">They should know... they invented it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Agile Values</text:span></text:p>
              </text:list-header>
            </text:list>
          </draw:text-box>
        </draw:frame>
        <draw:frame presentation:style-name="pr4" draw:text-style-name="P2" draw:layer="layout" svg:width="23.368cm" svg:height="12.401cm" svg:x="1.524cm" svg:y="3.888cm" presentation:class="outline" presentation:user-transformed="true">
          <draw:text-box>
            <text:p text:style-name="P5"><text:span text:style-name="T3">Agile developers value ...</text:span></text:p>
            <text:p text:style-name="P6"><text:span text:style-name="T4"><text:s text:c="28"/></text:span><text:span text:style-name="T5"><text:s/></text:span><text:span text:style-name="T5">over processes and tools</text:span></text:p>
            <text:p text:style-name="P6"><text:span text:style-name="T4"><text:s text:c="28"/></text:span><text:span text:style-name="T5"><text:s/></text:span><text:span text:style-name="T5">over comprehensive documentation</text:span></text:p>
            <text:p text:style-name="P6"><text:span text:style-name="T4"><text:s text:c="28"/></text:span><text:span text:style-name="T5"><text:s/></text:span><text:span text:style-name="T5">over contract negotiation</text:span></text:p>
            <text:p text:style-name="P6"><text:span text:style-name="T4"><text:s text:c="28"/></text:span><text:span text:style-name="T5"><text:s/></text:span><text:span text:style-name="T5">over following a plan</text:span></text:p>
            <text:list text:style-name="L3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1.956cm" svg:height="2.355cm" svg:x="1.698cm" svg:y="0.722cm" presentation:class="title" presentation:user-transformed="true">
          <draw:text-box>
            <text:p>What's the Top Priority?</text:p>
          </draw:text-box>
        </draw:frame>
        <draw:frame presentation:style-name="pr6" draw:text-style-name="P10" draw:layer="layout" svg:width="21.956cm" svg:height="12.352cm" svg:x="1.874cm" svg:y="3.889cm" presentation:class="outline">
          <draw:text-box>
            <text:list text:style-name="L2">
              <text:list-item>
                <text:p text:style-name="P9"><text:span text:style-name="T6">Our highest priority is to </text:span><text:span text:style-name="T7"><text:s text:c="29"/></text:span></text:p>
              </text:list-item>
              <text:list-item>
                <text:p text:style-name="P9"><text:span text:style-name="T6"><text:s/></text:span><text:span text:style-name="T6">through early and continuous delivery </text:span></text:p>
              </text:list-item>
              <text:list-item>
                <text:p text:style-name="P9"><text:span text:style-name="T6">of </text:span><text:span text:style-name="T7"><text:s text:c="35"/>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1.956cm" svg:height="2.355cm" svg:x="1.698cm" svg:y="0.722cm" presentation:class="title" presentation:user-transformed="true">
          <draw:text-box>
            <text:p>How to Measure Progress?</text:p>
          </draw:text-box>
        </draw:frame>
        <draw:frame presentation:style-name="pr6" draw:text-style-name="P10" draw:layer="layout" svg:width="22.56cm" svg:height="12.352cm" svg:x="1.27cm" svg:y="3.889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7"><text:s text:c="29"/></text:span><text:span text:style-name="T8"><text:s/></text:span><text:span text:style-name="T8">is the</text:span></text:p>
              </text:list-item>
              <text:list-item>
                <text:p text:style-name="P9"><text:span text:style-name="T6"><text:s/></text:span><text:span text:style-name="T6">primary measure of progress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10">They are not big fans of graphs &amp; reports. :-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1.956cm" svg:height="2.355cm" svg:x="1.698cm" svg:y="0.722cm" presentation:class="title" presentation:user-transformed="true">
          <draw:text-box>
            <text:p>How to be more Agile?</text:p>
          </draw:text-box>
        </draw:frame>
        <draw:frame presentation:style-name="pr6" draw:text-style-name="P10" draw:layer="layout" svg:width="21.956cm" svg:height="12.352cm" svg:x="1.666cm" svg:y="3.904cm" presentation:class="outline" presentation:user-transformed="true">
          <draw:text-box>
            <text:list text:style-name="L2">
              <text:list-item>
                <text:p text:style-name="P9"><text:span text:style-name="T6">Continuous attention to </text:span><text:span text:style-name="T7"><text:s text:c="29"/></text:span></text:p>
              </text:list-item>
              <text:list-item>
                <text:p text:style-name="P9"><text:span text:style-name="T8"><text:s/></text:span><text:span text:style-name="T8">and </text:span><text:span text:style-name="T7"><text:s text:c="35"/></text:span><text:span text:style-name="T8"><text:s/></text:span></text:p>
              </text:list-item>
              <text:list-item>
                <text:p text:style-name="P9"><text:span text:style-name="T6"><text:s/></text:span><text:span text:style-name="T6">enhances agility.</text:span></text:p>
              </text:list-item>
              <text:list-item>
                <text:p text:style-name="P9"><text:span text:style-name="T11">(avoid technical debt)</text:span></text:p>
              </text:list-item>
              <text:list-item>
                <text:p text:style-name="P9"><text:span text:style-name="T9"/></text:p>
              </text:list-item>
              <text:list-item>
                <text:p text:style-name="P9"><text:span text:style-name="T9">...and practice yoga every morning. :-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1.956cm" svg:height="2.355cm" svg:x="1.698cm" svg:y="0.722cm" presentation:class="title">
          <draw:text-box>
            <text:p>Good Explanation of Agile Principles</text:p>
          </draw:text-box>
        </draw:frame>
        <draw:frame presentation:style-name="pr6" draw:text-style-name="P8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12">https://www.smartsheet.com/comprehensive-guide-values-principles-agile-manifesto</text:span><text:span text:style-name="T13">#the-twelve-agile-manifesto-principles</text:span></text:p>
              </text:list-item>
              <text:list-item>
                <text:p/>
              </text:list-item>
              <text:list-item>
                <text:p>Link to this &amp; others is in</text:p>
              </text:list-item>
              <text:list-item>
                <text:p><text:span text:style-name="T12">https://cpske.github.io/ISP/agile/agil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11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view Agile Fundamental, Quiz Background Info</dc:title>
    <meta:creation-date>2022-11-08T17:06:33.244375622</meta:creation-date>
    <meta:editing-cycles>8</meta:editing-cycles>
    <meta:editing-duration>PT2H9M59S</meta:editing-duration>
    <meta:generator>LibreOffice/6.4.7.2$Linux_X86_64 LibreOffice_project/40$Build-2</meta:generator>
    <dc:date>2022-11-10T10:01:44.230840588</dc:date>
    <meta:document-statistic meta:object-count="128"/>
  </office:meta>
</office:document-meta>
</file>